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rdiaUPC" svg:font-family="CordiaUPC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fill-color="#b2b2b2" draw:textarea-vertical-align="middle"/>
    </style:style>
    <style:style style:name="gr6" style:family="graphic" style:parent-style-name="standard">
      <style:graphic-properties draw:fill-color="#b2b2b2" draw:opacity="50%" draw:textarea-vertical-align="middle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Courier New1"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0.7cm" svg:x="7cm" svg:y="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7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2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8.2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8.7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9.7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9.2cm" svg:y="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8.2cm" svg:height="0.7cm" svg:x="4.6cm" svg:y="3.9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4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5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5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6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6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8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8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1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1.8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2.3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7cm" svg:height="0.7cm" svg:x="6.9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1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9.8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10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12.7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12.9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2.7cm" svg:height="0.7cm" svg:x="3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3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3.7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4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4.7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5.2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2.7cm" svg:height="0.7cm" svg:x="5.9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6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6.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8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2.7cm" svg:height="0.7cm" svg:x="8.8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5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0.5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2.7cm" svg:height="0.7cm" svg:x="11.7cm" svg:y="7.4cm">
            <text:p/>
            <draw:enhanced-geometry svg:viewBox="0 0 21600 21600" draw:path-stretchpoint-x="10800" draw:path-stretchpoint-y="10800" draw:text-areas="?f3 ?f4 ?f5 ?f6" draw:type="round-rectangle" draw:modifiers="10260.77032810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cm" svg:height="0.3cm" svg:x="11.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2.4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2.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3.4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13.9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7cm" svg:height="0.7cm" svg:x="4cm" svg:y="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4.2cm" svg:y="6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9.9cm" svg:y="9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10.1cm" svg:y="9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0.7cm" svg:x="7cm" svg:y="9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cm" svg:x="7.2cm" svg:y="9.9cm">
            <text:p/>
            <draw:enhanced-geometry svg:viewBox="0 0 21600 21600" draw:type="rectangle" draw:enhanced-path="M 0 0 L 21600 0 21600 21600 0 21600 0 0 Z N"/>
          </draw:custom-shape>
        </draw:g>
        <draw:polygon draw:style-name="gr5" draw:text-style-name="P1" draw:layer="layout" svg:width="2.099cm" svg:height="0.699cm" svg:x="3.3cm" svg:y="6.7cm" svg:viewBox="0 0 2100 700" draw:points="700,0 0,700 2100,700 1400,0">
          <text:p/>
        </draw:polygon>
        <draw:polygon draw:style-name="gr5" draw:text-style-name="P1" draw:layer="layout" svg:width="2.099cm" svg:height="0.699cm" svg:x="6.2cm" svg:y="6.7cm" svg:viewBox="0 0 2100 700" draw:points="700,0 0,700 2100,700 1400,0">
          <text:p/>
        </draw:polygon>
        <draw:polygon draw:style-name="gr5" draw:text-style-name="P1" draw:layer="layout" svg:width="2.099cm" svg:height="0.699cm" svg:x="9.1cm" svg:y="6.7cm" svg:viewBox="0 0 2100 700" draw:points="700,0 0,700 2100,700 1400,0">
          <text:p/>
        </draw:polygon>
        <draw:polygon draw:style-name="gr5" draw:text-style-name="P1" draw:layer="layout" svg:width="2.099cm" svg:height="0.699cm" svg:x="12cm" svg:y="6.7cm" svg:viewBox="0 0 2100 700" draw:points="700,0 0,700 2100,700 1400,0">
          <text:p/>
        </draw:polygon>
        <draw:polygon draw:style-name="gr5" draw:text-style-name="P1" draw:layer="layout" svg:width="7.599cm" svg:height="0.899cm" svg:x="4.9cm" svg:y="3cm" svg:viewBox="0 0 7600 900" draw:points="2100,0 0,900 7600,900 5300,0">
          <text:p/>
        </draw:polygon>
        <draw:polygon draw:style-name="gr6" draw:text-style-name="P1" draw:layer="layout" svg:width="8.499cm" svg:height="1.399cm" svg:x="4cm" svg:y="4.6cm" svg:viewBox="0 0 8500 1400" draw:points="900,0 0,1400 700,1400 8500,0">
          <text:p/>
        </draw:polygon>
        <draw:polygon draw:style-name="gr6" draw:text-style-name="P1" draw:layer="layout" svg:width="7.599cm" svg:height="1.399cm" svg:x="4.9cm" svg:y="4.6cm" svg:viewBox="0 0 7600 1400" draw:points="0,0 2000,1400 2700,1400 7600,0">
          <text:p/>
        </draw:polygon>
        <draw:polygon draw:style-name="gr6" draw:text-style-name="P1" draw:layer="layout" svg:width="7.599cm" svg:height="1.399cm" svg:x="4.9cm" svg:y="4.6cm" svg:viewBox="0 0 7600 1400" draw:points="0,0 4900,1400 5600,1400 7600,0">
          <text:p/>
        </draw:polygon>
        <draw:polygon draw:style-name="gr6" draw:text-style-name="P1" draw:layer="layout" svg:width="8.499cm" svg:height="1.399cm" svg:x="4.9cm" svg:y="4.6cm" svg:viewBox="0 0 8500 1400" draw:points="0,0 7800,1400 8500,1400 7600,0">
          <text:p/>
        </draw:polygon>
        <draw:polygon draw:style-name="gr6" draw:text-style-name="P1" draw:layer="layout" svg:width="4.199cm" svg:height="1.599cm" svg:x="9.9cm" svg:y="8.1cm" svg:viewBox="0 0 4200 1600" draw:points="2000,0 0,1600 700,1600 4200,0">
          <text:p/>
        </draw:polygon>
        <draw:polygon draw:style-name="gr6" draw:text-style-name="P1" draw:layer="layout" svg:width="7.099cm" svg:height="1.599cm" svg:x="7cm" svg:y="8.1cm" svg:viewBox="0 0 7100 1600" draw:points="4900,0 0,1600 700,1600 7100,0">
          <text:p/>
        </draw:polygon>
        <draw:polygon draw:style-name="gr6" draw:text-style-name="P1" draw:layer="layout" svg:width="2.199cm" svg:height="1.599cm" svg:x="9.1cm" svg:y="8.1cm" svg:viewBox="0 0 2200 1600" draw:points="0,0 800,1600 1500,1600 2200,0">
          <text:p/>
        </draw:polygon>
        <draw:polygon draw:style-name="gr6" draw:text-style-name="P1" draw:layer="layout" svg:width="4.299cm" svg:height="1.599cm" svg:x="7cm" svg:y="8.1cm" svg:viewBox="0 0 4300 1600" draw:points="2100,0 0,1600 700,1600 4300,0">
          <text:p/>
        </draw:polygon>
        <draw:polygon draw:style-name="gr6" draw:text-style-name="P1" draw:layer="layout" svg:width="2.199cm" svg:height="1.599cm" svg:x="6.2cm" svg:y="8.1cm" svg:viewBox="0 0 2200 1600" draw:points="0,0 800,1600 1500,1600 2200,0">
          <text:p/>
        </draw:polygon>
        <draw:polygon draw:style-name="gr6" draw:text-style-name="P1" draw:layer="layout" svg:width="4.399cm" svg:height="1.599cm" svg:x="6.2cm" svg:y="8.1cm" svg:viewBox="0 0 4400 1600" draw:points="0,0 3700,1600 4400,1600 2200,0">
          <text:p/>
        </draw:polygon>
        <draw:polygon draw:style-name="gr6" draw:text-style-name="P1" draw:layer="layout" svg:width="7.399cm" svg:height="1.599cm" svg:x="3.2cm" svg:y="8.1cm" svg:viewBox="0 0 7400 1600" draw:points="0,0 6700,1600 7400,1600 2200,0">
          <text:p/>
        </draw:polygon>
        <draw:polygon draw:style-name="gr6" draw:text-style-name="P1" draw:layer="layout" svg:width="4.499cm" svg:height="1.599cm" svg:x="3.2cm" svg:y="8.1cm" svg:viewBox="0 0 4500 1600" draw:points="0,0 3800,1600 4500,1600 2200,0">
          <text:p/>
        </draw:polygon>
        <draw:frame draw:style-name="gr7" draw:layer="layout" svg:width="2.72cm" svg:height="0.963cm" svg:x="14.182cm" svg:y="2.137cm">
          <draw:text-box>
            <text:p>sensors</text:p>
          </draw:text-box>
        </draw:frame>
        <draw:frame draw:style-name="gr7" draw:text-style-name="P1" draw:layer="layout" svg:width="2.792cm" svg:height="1.675cm" svg:x="14.146cm" svg:y="5.525cm">
          <draw:text-box>
            <text:p text:style-name="P1">action<text:line-break/>strength</text:p>
          </draw:text-box>
        </draw:frame>
        <draw:frame draw:style-name="gr7" draw:layer="layout" svg:width="2.441cm" svg:height="0.963cm" svg:x="14.322cm" svg:y="9.437cm">
          <draw:text-box>
            <text:p>motors</text:p>
          </draw:text-box>
        </draw:frame>
        <draw:frame draw:style-name="gr7" draw:text-style-name="P2" draw:layer="layout" svg:width="1.349cm" svg:height="0.624cm" svg:x="2.951cm" svg:y="6cm">
          <draw:text-box>
            <text:p text:style-name="P2">S[0]</text:p>
          </draw:text-box>
        </draw:frame>
        <draw:frame draw:style-name="gr7" draw:text-style-name="P2" draw:layer="layout" svg:width="1.349cm" svg:height="0.624cm" svg:x="8.751cm" svg:y="6cm">
          <draw:text-box>
            <text:p text:style-name="P2">S[2]</text:p>
          </draw:text-box>
        </draw:frame>
        <draw:frame draw:style-name="gr7" draw:text-style-name="P2" draw:layer="layout" svg:width="1.349cm" svg:height="0.624cm" svg:x="11.64cm" svg:y="6cm">
          <draw:text-box>
            <text:p text:style-name="P2">S[3]</text:p>
          </draw:text-box>
        </draw:frame>
        <draw:frame draw:style-name="gr7" draw:text-style-name="P3" draw:layer="layout" svg:width="1.7cm" svg:height="0.64cm" svg:x="7.774cm" svg:y="3.1cm">
          <draw:text-box>
            <text:p text:style-name="P3"><text:span text:style-name="T1">random</text:span></text:p>
          </draw:text-box>
        </draw:frame>
        <draw:frame draw:style-name="gr7" draw:text-style-name="P3" draw:layer="layout" svg:width="1.7cm" svg:height="0.64cm" svg:x="3.5cm" svg:y="6.8cm">
          <draw:text-box>
            <text:p text:style-name="P3"><text:span text:style-name="T1">random</text:span></text:p>
          </draw:text-box>
        </draw:frame>
        <draw:frame draw:style-name="gr7" draw:text-style-name="P3" draw:layer="layout" svg:width="1.7cm" svg:height="0.64cm" svg:x="6.4cm" svg:y="6.8cm">
          <draw:text-box>
            <text:p text:style-name="P3"><text:span text:style-name="T1">random</text:span></text:p>
          </draw:text-box>
        </draw:frame>
        <draw:frame draw:style-name="gr7" draw:text-style-name="P3" draw:layer="layout" svg:width="1.7cm" svg:height="0.64cm" svg:x="9.3cm" svg:y="6.76cm">
          <draw:text-box>
            <text:p text:style-name="P3"><text:span text:style-name="T1">random</text:span></text:p>
          </draw:text-box>
        </draw:frame>
        <draw:frame draw:style-name="gr7" draw:text-style-name="P3" draw:layer="layout" svg:width="1.7cm" svg:height="0.64cm" svg:x="12.2cm" svg:y="6.8cm">
          <draw:text-box>
            <text:p text:style-name="P3"><text:span text:style-name="T1">random</text:span></text:p>
          </draw:text-box>
        </draw:frame>
        <draw:frame draw:style-name="gr7" draw:text-style-name="P4" draw:layer="layout" svg:width="2.352cm" svg:height="1.029cm" svg:x="7.448cm" svg:y="4.671cm">
          <draw:text-box>
            <text:p text:style-name="P4"><text:span text:style-name="T1">optimised</text:span><text:span text:style-name="T1"><text:line-break/></text:span><text:span text:style-name="T1">and learned</text:span></text:p>
          </draw:text-box>
        </draw:frame>
        <draw:frame draw:style-name="gr7" draw:text-style-name="P3" draw:layer="layout" svg:width="2.009cm" svg:height="0.64cm" svg:x="7.624cm" svg:y="8.5cm">
          <draw:text-box>
            <text:p text:style-name="P3"><text:span text:style-name="T1">optimised</text:span></text:p>
          </draw:text-box>
        </draw:frame>
        <draw:line draw:style-name="gr8" draw:text-style-name="P1" draw:layer="layout" svg:x1="7.4cm" svg:y1="10.2cm" svg:x2="7.4cm" svg:y2="10.9cm">
          <text:p/>
        </draw:line>
        <draw:line draw:style-name="gr8" draw:text-style-name="P1" draw:layer="layout" svg:x1="10.2cm" svg:y1="10.2cm" svg:x2="10.2cm" svg:y2="10.9cm">
          <text:p/>
        </draw:line>
        <draw:line draw:style-name="gr8" draw:text-style-name="P1" draw:layer="layout" svg:x1="9.9cm" svg:y1="1.6cm" svg:x2="9.9cm" svg:y2="2.5cm">
          <text:p/>
        </draw:line>
        <draw:line draw:style-name="gr8" draw:text-style-name="P1" draw:layer="layout" svg:x1="9.4cm" svg:y1="1.6cm" svg:x2="9.4cm" svg:y2="2.5cm">
          <text:p/>
        </draw:line>
        <draw:line draw:style-name="gr8" draw:text-style-name="P1" draw:layer="layout" svg:x1="8.9cm" svg:y1="1.6cm" svg:x2="8.9cm" svg:y2="2.5cm">
          <text:p/>
        </draw:line>
        <draw:line draw:style-name="gr8" draw:text-style-name="P1" draw:layer="layout" svg:x1="8.3cm" svg:y1="1.6cm" svg:x2="8.3cm" svg:y2="2.5cm">
          <text:p/>
        </draw:line>
        <draw:line draw:style-name="gr8" draw:text-style-name="P1" draw:layer="layout" svg:x1="7.8cm" svg:y1="1.6cm" svg:x2="7.8cm" svg:y2="2.5cm">
          <text:p/>
        </draw:line>
        <draw:line draw:style-name="gr8" draw:text-style-name="P1" draw:layer="layout" svg:x1="7.3cm" svg:y1="1.6cm" svg:x2="7.3cm" svg:y2="2.5cm">
          <text:p/>
        </draw:line>
        <draw:frame draw:style-name="gr7" draw:text-style-name="P2" draw:layer="layout" svg:width="1.349cm" svg:height="0.624cm" svg:x="8.816cm" svg:y="9.76cm">
          <draw:text-box>
            <text:p text:style-name="P2">M[1]</text:p>
          </draw:text-box>
        </draw:frame>
        <draw:frame draw:style-name="gr7" draw:text-style-name="P2" draw:layer="layout" svg:width="1.349cm" svg:height="0.624cm" svg:x="5.798cm" svg:y="6cm">
          <draw:text-box>
            <text:p text:style-name="P2">S[1]</text:p>
          </draw:text-box>
        </draw:frame>
        <draw:frame draw:style-name="gr7" draw:text-style-name="P2" draw:layer="layout" svg:width="1.349cm" svg:height="0.624cm" svg:x="5.951cm" svg:y="9.76cm">
          <draw:text-box>
            <text:p text:style-name="P2">M[0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rdiaUPC" svg:font-family="CordiaUPC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03:13.831000000</meta:creation-date>
    <dc:date>2015-09-12T11:31:06.663000000</dc:date>
    <meta:editing-duration>PT1H12M9S</meta:editing-duration>
    <meta:editing-cycles>4</meta:editing-cycles>
    <meta:generator>LibreOffice/4.1.1.2$Windows_x86 LibreOffice_project/7e4286b58adc75a14f6d83f53a03b6c11fa2903</meta:generator>
    <meta:document-statistic meta:object-count="113"/>
  </office:meta>
</office:document-meta>
</file>